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P9" style:parent-style-name="Standard" style:family="paragraph">
      <style:text-properties fo:font-style="italic" style:font-style-asian="italic"/>
    </style:style>
    <style:style style:name="T10" style:parent-style-name="DefaultParagraphFont" style:family="text">
      <style:text-properties fo:font-weight="bold" style:font-weight-asian="bold"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weight="bold" style:font-weight-asian="bold" fo:font-style="italic" style:font-style-asian="italic"/>
    </style:style>
    <style:style style:name="T14" style:parent-style-name="DefaultParagraphFont" style:family="text">
      <style:text-properties fo:font-style="italic" style:font-style-asian="italic"/>
    </style:style>
    <style:style style:name="P15" style:parent-style-name="Standard" style:family="paragraph">
      <style:text-properties fo:font-style="italic" style:font-style-asian="italic"/>
    </style:style>
    <style:style style:name="T16" style:parent-style-name="DefaultParagraphFont" style:family="text">
      <style:text-properties fo:font-weight="bold" style:font-weight-asian="bold"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P20" style:parent-style-name="Standard" style:family="paragraph">
      <style:text-properties fo:font-style="italic" style:font-style-asian="italic"/>
    </style:style>
    <style:style style:name="T21" style:parent-style-name="DefaultParagraphFont" style:family="text">
      <style:text-properties fo:font-weight="bold" style:font-weight-asian="bold"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P28" style:parent-style-name="Standard" style:family="paragraph">
      <style:text-properties fo:font-style="italic" style:font-style-asian="italic"/>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weight="bold" style:font-weight-asian="bold" fo:font-style="italic" style:font-style-asian="italic"/>
    </style:style>
    <style:style style:name="T33" style:parent-style-name="DefaultParagraphFont" style:family="text">
      <style:text-properties fo:font-style="italic" style:font-style-asian="italic"/>
    </style:style>
    <style:style style:name="P34" style:parent-style-name="Standard" style:family="paragraph">
      <style:text-properties fo:font-style="italic" style:font-style-asian="italic"/>
    </style:style>
    <style:style style:name="T35" style:parent-style-name="DefaultParagraphFont" style:family="text">
      <style:text-properties fo:font-weight="bold" style:font-weight-asian="bold" fo:font-style="italic" style:font-style-asian="italic"/>
    </style:style>
    <style:style style:name="T36" style:parent-style-name="DefaultParagraphFont" style:family="text">
      <style:text-properties fo:font-weight="bold" style:font-weight-asian="bold"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style="italic" style:font-style-asian="italic"/>
    </style:style>
    <style:style style:name="P49" style:parent-style-name="Standard" style:family="paragraph">
      <style:text-properties fo:font-style="italic" style:font-style-asian="italic"/>
    </style:style>
    <style:style style:name="T50" style:parent-style-name="DefaultParagraphFont" style:family="text">
      <style:text-properties fo:font-weight="bold" style:font-weight-asian="bold"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weight="bold" style:font-weight-asian="bold" fo:font-style="italic" style:font-style-asian="italic"/>
    </style:style>
    <style:style style:name="T55" style:parent-style-name="DefaultParagraphFont" style:family="text">
      <style:text-properties fo:font-style="italic" style:font-style-asian="italic"/>
    </style:style>
    <style:style style:name="P56" style:parent-style-name="Standard" style:family="paragraph">
      <style:text-properties fo:font-style="italic" style:font-style-asian="italic"/>
    </style:style>
    <style:style style:name="T57" style:parent-style-name="DefaultParagraphFont" style:family="text">
      <style:text-properties fo:font-weight="bold" style:font-weight-asian="bold"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weight="bold" style:font-weight-asian="bold"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P63" style:parent-style-name="Standard" style:family="paragraph">
      <style:text-properties fo:font-style="italic" style:font-style-asian="italic"/>
    </style:style>
    <style:style style:name="T64" style:parent-style-name="DefaultParagraphFont" style:family="text">
      <style:text-properties fo:font-weight="bold" style:font-weight-asian="bold"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weight="bold" style:font-weight-asian="bold" fo:font-style="italic" style:font-style-asian="italic"/>
    </style:style>
    <style:style style:name="T67" style:parent-style-name="DefaultParagraphFont" style:family="text">
      <style:text-properties fo:font-style="italic" style:font-style-asian="italic"/>
    </style:style>
    <style:style style:name="P68" style:parent-style-name="Standard" style:family="paragraph">
      <style:text-properties fo:font-style="italic" style:font-style-asian="italic"/>
    </style:style>
    <style:style style:name="T69" style:parent-style-name="DefaultParagraphFont" style:family="text">
      <style:text-properties fo:font-weight="bold" style:font-weight-asian="bold"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weight="bold" style:font-weight-asian="bold" fo:font-style="italic" style:font-style-asian="italic"/>
    </style:style>
    <style:style style:name="T76" style:parent-style-name="DefaultParagraphFont" style:family="text">
      <style:text-properties fo:font-style="italic" style:font-style-asian="italic"/>
    </style:style>
    <style:style style:name="P77" style:parent-style-name="Standard" style:family="paragraph">
      <style:text-properties fo:font-style="italic" style:font-style-asian="italic"/>
    </style:style>
    <style:style style:name="T78" style:parent-style-name="DefaultParagraphFont" style:family="text">
      <style:text-properties fo:font-weight="bold" style:font-weight-asian="bold"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weight="bold" style:font-weight-asian="bold" fo:font-style="italic" style:font-style-asian="italic"/>
    </style:style>
    <style:style style:name="T81" style:parent-style-name="DefaultParagraphFont" style:family="text">
      <style:text-properties fo:font-style="italic" style:font-style-asian="italic"/>
    </style:style>
    <style:style style:name="P82" style:parent-style-name="Standard" style:family="paragraph">
      <style:text-properties fo:font-style="italic" style:font-style-asian="italic"/>
    </style:style>
    <style:style style:name="T83" style:parent-style-name="DefaultParagraphFont" style:family="text">
      <style:text-properties fo:font-weight="bold" style:font-weight-asian="bold"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weight="bold" style:font-weight-asian="bold" fo:font-style="italic" style:font-style-asian="italic"/>
    </style:style>
    <style:style style:name="T87"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s.</text:span></text:p>
      <text:p text:style-name="P9"/>
      <text:p text:style-name="Standard"><text:span text:style-name="T10">CD:</text:span><text:span text:style-name="T11"><text:s/>How data churn<text:s/></text:span><text:span text:style-name="T12">working?<text:s/></text:span></text:p>
      <text:p text:style-name="Standard"><text:span text:style-name="T13">HU:</text:span><text:span text:style-name="T14"><text:s/>It is a difficult tool to use, I must admit, but the team has learnt how to make the most of it.</text:span></text:p>
      <text:p text:style-name="P15"/>
      <text:p text:style-name="Standard"><text:span text:style-name="T16">CD:</text:span><text:span text:style-name="T17"><text:s/>You told difficult to work, in stating how its work, any training in stating or did they already knows about data churn?</text:span></text:p>
      <text:p text:style-name="Standard"><text:span text:style-name="T18">HU:</text:span><text:span text:style-name="T19"><text:s/>It does not affect us much. We have trained a team of five people on how to use Data Churn effectively.</text:span></text:p>
      <text:p text:style-name="P20"/>
      <text:p text:style-name="Standard"><text:span text:style-name="T21">CD:</text:span><text:span text:style-name="T22"><text:s/></text:span><text:span text:style-name="T23">While training period any difficulty occurred<text:s/></text:span><text:span text:style-name="T24">? how many people are learned?<text:s/></text:span><text:span text:style-name="T25">Whats is the employee reaction after lean data churn?</text:span></text:p>
      <text:p text:style-name="Standard"><text:span text:style-name="T26">HU:</text:span><text:span text:style-name="T27"><text:s/>Not much. The requests pile up only when one of the five members quits our organisation and we are waiting for a new member to be trained on Data Churn.</text:span></text:p>
      <text:p text:style-name="P28"/>
      <text:p text:style-name="Standard"><text:span text:style-name="T29">CD:</text:span><text:span text:style-name="T30"><text:s/></text:span><text:span text:style-name="T31">Any employee feels difficult to work in data churn?</text:span></text:p>
      <text:p text:style-name="Standard"><text:span text:style-name="T32">HU:</text:span><text:span text:style-name="T33"><text:s/>Yes, our team members certainly do not like using Data Churn and tend to quit within 12–18 months.</text:span></text:p>
      <text:p text:style-name="P34"/>
      <text:p text:style-name="Standard"><text:span text:style-name="T35">CD:</text:span><text:span text:style-name="T36">-</text:span><text:span text:style-name="T37">What is the cost of<text:s/></text:span><text:span text:style-name="T38">training? Any other<text:s/></text:span><text:span text:style-name="T39">contractor is</text:span><text:span text:style-name="T40"><text:s/></text:span><text:span text:style-name="T41">trained, or</text:span><text:span text:style-name="T42"><text:s/></text:span><text:span text:style-name="T43">what ?<text:s/></text:span><text:span text:style-name="T44">and</text:span><text:span text:style-name="T45"><text:s/>how many days required to train up one person</text:span><text:span text:style-name="T46">?</text:span></text:p>
      <text:p text:style-name="Standard"><text:span text:style-name="T47">HU:</text:span><text:span text:style-name="T48"><text:s/>It takes 4–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span></text:p>
      <text:p text:style-name="P49"/>
      <text:p text:style-name="Standard"><text:span text:style-name="T50">CD:</text:span><text:span text:style-name="T51">- For example if one employee leaves from company <text:s/>like who is knows better data churn <text:s/>what is situation faced <text:s/>and<text:s/></text:span><text:span text:style-name="T52">how<text:s/></text:span><text:span text:style-name="T53">its affected?<text:s/></text:span></text:p>
      <text:p text:style-name="Standard"><text:span text:style-name="T54">HU:</text:span><text:span text:style-name="T55"><text:s/>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56"/>
      <text:p text:style-name="Standard"><text:span text:style-name="T57">CD:</text:span><text:span text:style-name="T58"><text:s/>Employee who are working in extra office hours they getting money right, in what process they are getting, in this over time<text:s/></text:span><text:span text:style-name="T59">company can reach target?</text:span></text:p>
      <text:p text:style-name="Standard"><text:span text:style-name="T60">HD:</text:span><text:span text:style-name="T61"><text:s/>Yes, our overtime pay rate is double the normal salary. But even with overtime pay, the<text:s/></text:span><text:soft-page-break/><text:span text:style-name="T62">existing team members are not willing to do the extra work, which leads to further attrition.</text:span></text:p>
      <text:p text:style-name="P63"/>
      <text:p text:style-name="Standard"><text:span text:style-name="T64">CD:</text:span><text:span text:style-name="T65"><text:s/>Got it. But when you employ contractors from Data Churn, who do not know your data as well as your team members, does that not affect the quality of the work?</text:span></text:p>
      <text:p text:style-name="Standard"><text:span text:style-name="T66">HU:</text:span><text:span text:style-name="T67"><text:s/>Absolutely, data knowledge is key to our work. So, when we employ Data Churn contractors, the quality of their analysis and insights is not as good as what our team members would produce because the former do not have in-depth knowledge of our data. Because of this, our existing team members need to <text:s/>review their work, which leads to duplication of effort.</text:span></text:p>
      <text:p text:style-name="P68"/>
      <text:p text:style-name="Standard"><text:span text:style-name="T69">CD:</text:span><text:span text:style-name="T70"><text:s/>I realised that your facing to much problem in<text:s/></text:span><text:span text:style-name="T71">data churn</text:span><text:span text:style-name="T72">, I have one<text:s/></text:span><text:span text:style-name="T73">suggestion<text:s/></text:span><text:span text:style-name="T74"><text:s/>are you ready to take.<text:s/></text:span></text:p>
      <text:p text:style-name="Standard"><text:span text:style-name="T75">HU:</text:span><text:span text:style-name="T76"><text:s/>Tell me about it! I keep getting escalations every other day from the heads of various departments that my team is not functioning optimally. I wish I could get some peace of mind at times. Data Churn is certainly not helping our case!</text:span></text:p>
      <text:p text:style-name="P77"/>
      <text:p text:style-name="Standard"><text:span text:style-name="T78">CD:</text:span><text:span text:style-name="T79"><text:s/>Your business is working on base of data only, Do you people know about data fire? Now days <text:s/>all business <text:s/>company are using, and its work friendly, check your team and let me know.</text:span></text:p>
      <text:p text:style-name="Standard"><text:span text:style-name="T80">HU:</text:span><text:span text:style-name="T81"><text:s/>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82"/>
      <text:p text:style-name="Standard"><text:span text:style-name="T83">CD:</text:span><text:span text:style-name="T84"><text:s/>It sounds like Data Churn is causing employee attrition, high training costs, high overtime costs, high contractor costs, low-quality output, duplication of effort and delays, thus affecting critical business decisions. Is that a fair summ</text:span><text:span text:style-name="T85">ary?</text:span></text:p>
      <text:p text:style-name="Standard"><text:span text:style-name="T86">HU:</text:span><text:span text:style-name="T87"><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eeresh k B</meta:initial-creator>
    <dc:creator>ismail - [2010]</dc:creator>
    <meta:creation-date>2022-06-02T16:08:00Z</meta:creation-date>
    <dc:date>2022-06-02T17:08:00Z</dc:date>
    <meta:template xlink:href="Normal" xlink:type="simple"/>
    <meta:editing-cycles>1</meta:editing-cycles>
    <meta:editing-duration>PT3660S</meta:editing-duration>
    <meta:document-statistic meta:page-count="2" meta:paragraph-count="9" meta:word-count="680" meta:character-count="4553" meta:row-count="32" meta:non-whitespace-character-count="3882"/>
  </office:meta>
</office:document-meta>
</file>